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879fc" officeooo:paragraph-rsid="000879fc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8d8b2" officeooo:paragraph-rsid="0008d8b2"/>
    </style:style>
    <style:style style:name="P3" style:family="paragraph" style:parent-style-name="Standard">
      <style:paragraph-properties fo:text-align="justify" style:justify-single-word="false"/>
      <style:text-properties officeooo:paragraph-rsid="0009a946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0ad21d" officeooo:paragraph-rsid="0009a946"/>
    </style:style>
    <style:style style:name="P5" style:family="paragraph" style:parent-style-name="Standard">
      <style:paragraph-properties fo:text-align="center" style:justify-single-word="false"/>
      <style:text-properties officeooo:paragraph-rsid="000879fc"/>
    </style:style>
    <style:style style:name="P6" style:family="paragraph" style:parent-style-name="Standard">
      <style:paragraph-properties fo:text-align="center" style:justify-single-word="false"/>
      <style:text-properties officeooo:paragraph-rsid="0013dccb"/>
    </style:style>
    <style:style style:name="P7" style:family="paragraph" style:parent-style-name="Standard">
      <style:paragraph-properties fo:text-align="justify" style:justify-single-word="false"/>
      <style:text-properties officeooo:paragraph-rsid="000e8cf5"/>
    </style:style>
    <style:style style:name="P8" style:family="paragraph" style:parent-style-name="Standard">
      <style:paragraph-properties fo:text-align="justify" style:justify-single-word="false"/>
      <style:text-properties officeooo:rsid="0015050b" officeooo:paragraph-rsid="001569c4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d8b2"/>
    </style:style>
    <style:style style:name="T3" style:family="text">
      <style:text-properties fo:language="en" fo:country="US" officeooo:rsid="000879fc"/>
    </style:style>
    <style:style style:name="T4" style:family="text">
      <style:text-properties fo:language="en" fo:country="US" officeooo:rsid="0009a946"/>
    </style:style>
    <style:style style:name="T5" style:family="text">
      <style:text-properties fo:language="en" fo:country="US" officeooo:rsid="000ad21d"/>
    </style:style>
    <style:style style:name="T6" style:family="text">
      <style:text-properties fo:language="en" fo:country="US" officeooo:rsid="000e8cf5"/>
    </style:style>
    <style:style style:name="T7" style:family="text">
      <style:text-properties fo:language="en" fo:country="US" officeooo:rsid="0010e538"/>
    </style:style>
    <style:style style:name="T8" style:family="text">
      <style:text-properties fo:language="en" fo:country="US" officeooo:rsid="00110e7f"/>
    </style:style>
    <style:style style:name="T9" style:family="text">
      <style:text-properties fo:language="en" fo:country="US" officeooo:rsid="00128efc"/>
    </style:style>
    <style:style style:name="T10" style:family="text">
      <style:text-properties fo:language="en" fo:country="US" officeooo:rsid="001492a2"/>
    </style:style>
    <style:style style:name="T11" style:family="text">
      <style:text-properties fo:language="en" fo:country="US" officeooo:rsid="0015050b"/>
    </style:style>
    <style:style style:name="T12" style:family="text">
      <style:text-properties fo:language="en" fo:country="US" officeooo:rsid="001569c4"/>
    </style:style>
    <style:style style:name="gr1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Shape1" draw:style-name="gr1" draw:text-style-name="P9" svg:width="1.925cm" svg:height="1.059cm" svg:x="15.113cm" svg:y="-0.048cm"><draw:text-box><text:p>S1-A1</text:p><text:p>2021/2022</text:p></draw:text-box></draw:frame>Basquin Nicolas</text:p>
      <text:p text:style-name="P2">Kohler Jarod</text:p>
      <text:p text:style-name="P5"><text:span text:style-name="T3"/></text:p>
      <text:p text:style-name="P6"><text:span text:style-name="T3">SAE 102 </text:span><text:span text:style-name="T2">Report</text:span><text:span text:style-name="T3"> </text:span></text:p>
      <text:p text:style-name="P1"/>
      <text:p text:style-name="P1"/>
      <text:p text:style-name="P3"><text:span text:style-name="T4">We have </text:span><text:span text:style-name="T10">created</text:span><text:span text:style-name="T4"> three AI: </text:span><text:span text:style-name="T10">a</text:span><text:span text:style-name="T4"> naive one, </text:span><text:span text:style-name="T10">a</text:span><text:span text:style-name="T5"> random</text:span><text:span text:style-name="T10">ized one</text:span><text:span text:style-name="T5"> and finally the master-brain.</text:span></text:p>
      <text:p text:style-name="P4"/>
      <text:p text:style-name="P7"><text:span text:style-name="T5">T</text:span><text:span text:style-name="T6">he naive </text:span><text:span text:style-name="T10">one</text:span><text:span text:style-name="T6"> </text:span><text:span text:style-name="T10">was made so that</text:span><text:span text:style-name="T7"> it place</text:span><text:span text:style-name="T10">s</text:span><text:span text:style-name="T7"> the token on the first </text:span><text:span text:style-name="T10">position available</text:span><text:span text:style-name="T7">. </text:span><text:span text:style-name="T11">In order to do s</text:span><text:span text:style-name="T8">o, </text:span><text:span text:style-name="T11">the AI</text:span><text:span text:style-name="T8"> read the table </text:span><text:span text:style-name="T11">in numerical order</text:span><text:span text:style-name="T8">, </text:span><text:span text:style-name="T9">and when </text:span><text:span text:style-name="T11">it encounters an</text:span><text:span text:style-name="T9"> empty </text:span><text:span text:style-name="T11">box</text:span><text:span text:style-name="T9">, it place</text:span><text:span text:style-name="T11">s</text:span><text:span text:style-name="T9"> the token </text:span><text:span text:style-name="T11">on it</text:span><text:span text:style-name="T9">.</text:span></text:p>
      <text:p text:style-name="P8"><text:span text:style-name="T9">T</text:span><text:span text:style-name="T1">his AI wins most of the time against the random AI but it is the easiest one to play against as a player since we can know its next move every turns.</text:span></text:p>
      <text:p text:style-name="P8"><text:span text:style-name="T1"/></text:p>
      <text:p text:style-name="P8"><text:span text:style-name="T12">The random one</text:span><text:span text:style-name="T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15:08:50.568192381</meta:creation-date>
    <dc:date>2022-01-06T17:04:04.540021044</dc:date>
    <meta:editing-duration>PT1H13M12S</meta:editing-duration>
    <meta:editing-cycles>16</meta:editing-cycles>
    <meta:generator>LibreOffice/7.0.4.2$Linux_X86_64 LibreOffice_project/00$Build-2</meta:generator>
    <meta:document-statistic meta:table-count="0" meta:image-count="0" meta:object-count="0" meta:page-count="1" meta:paragraph-count="7" meta:word-count="99" meta:character-count="500" meta:non-whitespace-character-count="406"/>
  </office:meta>
</office:document-meta>
</file>